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0000000306C78D3CA.png" manifest:media-type="image/png"/>
  <manifest:file-entry manifest:full-path="Pictures/1000000100000030000000302AC85C00.png" manifest:media-type="image/png"/>
  <manifest:file-entry manifest:full-path="Pictures/100000010000003000000030427CD6E6.png" manifest:media-type="image/png"/>
  <manifest:file-entry manifest:full-path="Pictures/100000010000003000000030424F74A6.png" manifest:media-type="image/png"/>
  <manifest:file-entry manifest:full-path="Pictures/100000010000003000000030165C9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56cm" style:page-number="auto" table:align="left" style:writing-mode="lr-tb"/>
    </style:style>
    <style:style style:name="Table2.A" style:family="table-column">
      <style:table-column-properties style:column-width="12.294cm"/>
    </style:style>
    <style:style style:name="Table2.B" style:family="table-column">
      <style:table-column-properties style:column-width="5.662cm"/>
    </style:style>
    <style:style style:name="Table2.A1" style:family="table-cell">
      <style:table-cell-properties style:writing-mode="page"/>
    </style:style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2" style:family="table-cell">
      <style:table-cell-properties style:vertical-align="top" fo:padding="0.097cm" fo:border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="none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 style:snap-to-layout-grid="false">
        <style:tab-stops>
          <style:tab-stop style:position="1.164cm"/>
        </style:tab-stops>
      </style:paragraph-properties>
      <style:text-properties fo:font-size="9pt" fo:font-style="normal" officeooo:paragraph-rsid="01aab0d9" style:font-size-asian="9pt" style:font-style-asian="normal" style:font-size-complex="9pt" style:font-style-complex="normal"/>
    </style:style>
    <style:style style:name="P6" style:family="paragraph" style:parent-style-name="CV_20_Table_20_Sub-Title">
      <style:text-properties officeooo:paragraph-rsid="017c4ff7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officeooo:paragraph-rsid="01aab0d9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officeooo:paragraph-rsid="01ac770e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4" style:family="paragraph" style:parent-style-name="CV_20_Table_20_Entry">
      <style:text-properties officeooo:paragraph-rsid="018aa914"/>
    </style:style>
    <style:style style:name="P15" style:family="paragraph" style:parent-style-name="CV_20_Table_20_Entry">
      <style:text-properties officeooo:rsid="019f9ef2" officeooo:paragraph-rsid="019f9ef2"/>
    </style:style>
    <style:style style:name="P16" style:family="paragraph" style:parent-style-name="CV_20_Table_20_Entry">
      <style:text-properties officeooo:rsid="019f9ef2" officeooo:paragraph-rsid="01a0ce72"/>
    </style:style>
    <style:style style:name="P17" style:family="paragraph" style:parent-style-name="CV_20_Table_20_Entry">
      <style:text-properties fo:color="#c9211e" loext:opacity="100%" officeooo:rsid="019f9519" officeooo:paragraph-rsid="019f9519"/>
    </style:style>
    <style:style style:name="P18" style:family="paragraph" style:parent-style-name="CV_20_Table_20_Entry">
      <style:text-properties fo:color="#c9211e" loext:opacity="100%" fo:language="en" fo:country="US" officeooo:rsid="018fdd69" officeooo:paragraph-rsid="018fdd69" style:language-asian="zxx" style:country-asian="none" style:language-complex="zxx" style:country-complex="none"/>
    </style:style>
    <style:style style:name="P19" style:family="paragraph" style:parent-style-name="CV_20_Table_20_Entry">
      <style:text-properties fo:color="#c9211e" loext:opacity="100%" officeooo:paragraph-rsid="018fdd69"/>
    </style:style>
    <style:style style:name="P20" style:family="paragraph" style:parent-style-name="CV_20_Table_20_Entry">
      <style:text-properties fo:color="#c9211e" loext:opacity="100%"/>
    </style:style>
    <style:style style:name="P21" style:family="paragraph" style:parent-style-name="CV_20_Table_20_Entry">
      <style:text-properties officeooo:paragraph-rsid="01ae7aa8"/>
    </style:style>
    <style:style style:name="P22" style:family="paragraph" style:parent-style-name="CV_20_Table_20_Sub-Title">
      <style:text-properties style:font-name="Lato Medium1" fo:font-weight="bold" style:font-weight-asian="bold" style:font-weight-complex="bold"/>
    </style:style>
    <style:style style:name="P23" style:family="paragraph" style:parent-style-name="CV_20_Table_20_Sub-Title">
      <style:text-properties style:font-name="Lato Medium1" officeooo:rsid="019a1b0a" officeooo:paragraph-rsid="01ae7aa8"/>
    </style:style>
    <style:style style:name="P24" style:family="paragraph" style:parent-style-name="CV_20_Table_20_Sub-Title">
      <style:text-properties style:font-name="Lato Medium1"/>
    </style:style>
    <style:style style:name="P25" style:family="paragraph" style:parent-style-name="CV_20_Table_20_Sub-Title">
      <style:text-properties style:font-name="Lato Medium1" officeooo:paragraph-rsid="01ae7aa8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Open Sans" fo:font-size="30pt" fo:font-style="normal" fo:font-weight="bold" officeooo:paragraph-rsid="01aab0d9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7" style:family="paragraph" style:parent-style-name="CV_20_Table_20_Sub-Title">
      <style:text-properties fo:color="#000000" loext:opacity="100%" style:font-name="Lato Medium1" fo:font-size="8pt" fo:language="en" fo:country="US" fo:font-style="normal" fo:font-weight="normal" officeooo:rsid="0176454b" officeooo:paragraph-rsid="01ae7aa8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font-style="normal" officeooo:paragraph-rsid="01aab0d9" style:font-style-asian="normal" style:font-style-complex="normal"/>
    </style:style>
    <style:style style:name="P30" style:family="paragraph" style:parent-style-name="CV_20_Table_20_Entry">
      <style:text-properties officeooo:rsid="01978743" officeooo:paragraph-rsid="01978743"/>
    </style:style>
    <style:style style:name="P31" style:family="paragraph" style:parent-style-name="CV_20_Table_20_Entry">
      <style:text-properties officeooo:paragraph-rsid="01b259ab"/>
    </style:style>
    <style:style style:name="P32" style:family="paragraph" style:parent-style-name="CV_20_Table_20_Sub-Title">
      <style:text-properties style:font-name="Lato Medium1" officeooo:paragraph-rsid="01b259ab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en" fo:country="US" style:language-asian="zxx" style:country-asian="none" style:language-complex="zxx" style:country-complex="none"/>
    </style:style>
    <style:style style:name="T8" style:family="text">
      <style:text-properties fo:language="en" fo:country="US" officeooo:rsid="018fdd69" style:language-asian="zxx" style:country-asian="none" style:language-complex="zxx" style:country-complex="none"/>
    </style:style>
    <style:style style:name="T9" style:family="text">
      <style:text-properties fo:language="en" fo:country="US" officeooo:rsid="01964794" style:language-asian="zxx" style:country-asian="none" style:language-complex="zxx" style:country-complex="none"/>
    </style:style>
    <style:style style:name="T10" style:family="text">
      <style:text-properties fo:language="en" fo:country="US" officeooo:rsid="019a1b0a" style:language-asian="zxx" style:country-asian="none" style:language-complex="zxx" style:country-complex="none"/>
    </style:style>
    <style:style style:name="T11" style:family="text">
      <style:text-properties fo:language="en" fo:country="US" officeooo:rsid="019b53ac" style:language-asian="zxx" style:country-asian="none" style:language-complex="zxx" style:country-complex="none"/>
    </style:style>
    <style:style style:name="T12" style:family="text">
      <style:text-properties fo:language="en" fo:country="US" officeooo:rsid="019f9519" style:language-asian="zxx" style:country-asian="none" style:language-complex="zxx" style:country-complex="none"/>
    </style:style>
    <style:style style:name="T13" style:family="text">
      <style:text-properties fo:language="en" fo:country="US" officeooo:rsid="01a43fbc" style:language-asian="zxx" style:country-asian="none" style:language-complex="zxx" style:country-complex="none"/>
    </style:style>
    <style:style style:name="T14" style:family="text">
      <style:text-properties officeooo:rsid="005707f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3d47" style:font-weight-asian="normal" style:font-weight-complex="normal"/>
    </style:style>
    <style:style style:name="T17" style:family="text">
      <style:text-properties fo:font-weight="normal" officeooo:rsid="00641b00" style:font-weight-asian="normal" style:font-weight-complex="normal"/>
    </style:style>
    <style:style style:name="T18" style:family="text">
      <style:text-properties officeooo:rsid="006eb873"/>
    </style:style>
    <style:style style:name="T19" style:family="text">
      <style:text-properties fo:color="#00000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0" style:family="text">
      <style:text-properties fo:color="#000000" loext:opacity="100%" style:font-name="Candara" fo:font-size="9pt" fo:font-style="normal" officeooo:rsid="01aab0d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1" style:family="text">
      <style:text-properties fo:color="#000000" loext:opacity="100%" style:font-name="Candara" fo:font-size="9pt" fo:font-style="normal" officeooo:rsid="01ac770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22" style:family="text">
      <style:text-properties fo:color="#000000" loext:opacity="100%" style:font-name="Candara" fo:font-size="9pt" officeooo:rsid="005035a7" style:font-name-asian="BAAAAA+TimesNewRomanPS-ItalicMT" style:font-size-asian="9pt" style:font-name-complex="BAAAAA+TimesNewRomanPS-ItalicMT" style:font-size-complex="9pt"/>
    </style:style>
    <style:style style:name="T23" style:family="text">
      <style:text-properties fo:color="#000000" loext:opacity="100%" style:font-name="Candara" fo:font-size="9pt" officeooo:rsid="01aab0d9" style:font-name-asian="BAAAAA+TimesNewRomanPS-ItalicMT" style:font-size-asian="9pt" style:font-name-complex="BAAAAA+TimesNewRomanPS-ItalicMT" style:font-size-complex="9pt"/>
    </style:style>
    <style:style style:name="T24" style:family="text">
      <style:text-properties fo:color="#000000" loext:opacity="100%" style:font-name="Candara" fo:font-size="9pt" officeooo:rsid="01ac770e" style:font-name-asian="BAAAAA+TimesNewRomanPS-ItalicMT" style:font-size-asian="9pt" style:font-name-complex="BAAAAA+TimesNewRomanPS-ItalicMT" style:font-size-complex="9pt"/>
    </style:style>
    <style:style style:name="T25" style:family="text">
      <style:text-properties fo:color="#000000" loext:opacity="100%" style:font-name="Candara" officeooo:rsid="005035a7" style:font-name-asian="BAAAAA+TimesNewRomanPS-ItalicMT" style:font-name-complex="BAAAAA+TimesNewRomanPS-ItalicMT"/>
    </style:style>
    <style:style style:name="T26" style:family="text">
      <style:text-properties fo:color="#000000" loext:opacity="100%" style:font-name="Candara" officeooo:rsid="006866c2" style:font-name-asian="BAAAAA+TimesNewRomanPS-ItalicMT" style:font-name-complex="BAAAAA+TimesNewRomanPS-ItalicMT"/>
    </style:style>
    <style:style style:name="T27" style:family="text">
      <style:text-properties fo:color="#000000" loext:opacity="100%" style:font-name="Candara" officeooo:rsid="016f5402" style:font-name-asian="BAAAAA+TimesNewRomanPS-ItalicMT" style:font-name-complex="BAAAAA+TimesNewRomanPS-ItalicMT"/>
    </style:style>
    <style:style style:name="T28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loext:opacity="100%" style:font-name="DejaVu Sans1" fo:font-size="9pt" fo:font-style="normal" officeooo:rsid="01a9d043" style:font-name-asian="DejaVu Sans1" style:font-size-asian="9pt" style:font-style-asian="normal" style:font-name-complex="DejaVu Sans1" style:font-size-complex="9pt" style:font-style-complex="normal"/>
    </style:style>
    <style:style style:name="T30" style:family="text">
      <style:text-properties fo:color="#000000" loext:opacity="100%" style:font-name-asian="BAAAAA+TimesNewRomanPS-ItalicMT" style:font-name-complex="BAAAAA+TimesNewRomanPS-ItalicMT"/>
    </style:style>
    <style:style style:name="T31" style:family="text">
      <style:text-properties fo:color="#000000" loext:opacity="100%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32" style:family="text">
      <style:text-properties fo:color="#000000" loext:opacity="100%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33" style:family="text">
      <style:text-properties fo:color="#000000" loext:opacity="100%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34" style:family="text">
      <style:text-properties officeooo:rsid="0072f6c3"/>
    </style:style>
    <style:style style:name="T35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6" style:family="text">
      <style:text-properties style:use-window-font-color="true" loext:opacity="0%" style:text-position="super 58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7" style:family="text">
      <style:text-properties officeooo:rsid="007e56f9"/>
    </style:style>
    <style:style style:name="T38" style:family="text">
      <style:text-properties fo:language="en" fo:country="GB"/>
    </style:style>
    <style:style style:name="T39" style:family="text">
      <style:text-properties officeooo:rsid="007f64e9"/>
    </style:style>
    <style:style style:name="T40" style:family="text">
      <style:text-properties officeooo:rsid="016dfbce"/>
    </style:style>
    <style:style style:name="T41" style:family="text">
      <style:text-properties officeooo:rsid="0176454b"/>
    </style:style>
    <style:style style:name="T42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3" style:family="text">
      <style:text-properties fo:font-variant="normal" fo:text-transform="none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4" style:family="text">
      <style:text-properties officeooo:rsid="0190a89f"/>
    </style:style>
    <style:style style:name="T45" style:family="text">
      <style:text-properties officeooo:rsid="019312b2"/>
    </style:style>
    <style:style style:name="T46" style:family="text">
      <style:text-properties officeooo:rsid="0193d622"/>
    </style:style>
    <style:style style:name="T47" style:family="text">
      <style:text-properties officeooo:rsid="0194e943"/>
    </style:style>
    <style:style style:name="T48" style:family="text">
      <style:text-properties officeooo:rsid="01964794"/>
    </style:style>
    <style:style style:name="T49" style:family="text">
      <style:text-properties officeooo:rsid="01984344"/>
    </style:style>
    <style:style style:name="T50" style:family="text">
      <style:text-properties officeooo:rsid="019a1b0a"/>
    </style:style>
    <style:style style:name="T51" style:family="text">
      <style:text-properties officeooo:rsid="01a0ce72"/>
    </style:style>
    <style:style style:name="T52" style:family="text">
      <style:text-properties officeooo:rsid="01a25b66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1a25b66"/>
    </style:style>
    <style:style style:name="T55" style:family="text">
      <style:text-properties officeooo:rsid="01a43fbc"/>
    </style:style>
    <style:style style:name="T56" style:family="text">
      <style:text-properties officeooo:rsid="01a5b2da"/>
    </style:style>
    <style:style style:name="T57" style:family="text">
      <style:text-properties officeooo:rsid="01a6d6ed"/>
    </style:style>
    <style:style style:name="T58" style:family="text">
      <style:text-properties officeooo:rsid="01acd7b8"/>
    </style:style>
    <style:style style:name="T59" style:family="text">
      <style:text-properties officeooo:rsid="01ae7aa8"/>
    </style:style>
    <style:style style:name="T60" style:family="text">
      <style:text-properties fo:color="#000080" loext:opacity="100%" style:font-name="Candara" fo:font-size="9pt" fo:font-style="normal" officeooo:rsid="005035a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T61" style:family="text">
      <style:text-properties officeooo:rsid="01b259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Alexei Znamensky</text:p>
          </table:table-cell>
          <table:table-cell table:style-name="Table2.A1" office:value-type="string">
            <text:p text:style-name="P5"><draw:frame draw:style-name="fr1" draw:name="Image1" text:anchor-type="as-char" svg:width="0.4cm" svg:height="0.4cm" draw:z-index="0"><draw:image xlink:href="Pictures/100000010000003000000030165C9015.png" xlink:type="simple" xlink:show="embed" xlink:actuate="onLoad" draw:mime-type="image/png"/></draw:frame><draw:frame draw:style-name="fr1" draw:name="Image2" text:anchor-type="as-char" svg:width="0.4cm" svg:height="0.4cm" draw:z-index="1"><draw:image xlink:href="Pictures/100000010000003000000030424F74A6.png" xlink:type="simple" xlink:show="embed" xlink:actuate="onLoad" draw:mime-type="image/png"/></draw:frame><text:span text:style-name="T30"><text:tab/></text:span><text:span text:style-name="T25">+</text:span><text:span text:style-name="T26">64</text:span><text:span text:style-name="T25"> </text:span><text:span text:style-name="T26">2</text:span><text:span text:style-name="T27">1 2263375</text:span></text:p>
            <text:p text:style-name="P8"><text:span text:style-name="T19"><draw:frame draw:style-name="fr1" draw:name="Image3" text:anchor-type="as-char" svg:width="0.4cm" svg:height="0.4cm" draw:z-index="2"><draw:image xlink:href="Pictures/100000010000003000000030427CD6E6.png" xlink:type="simple" xlink:show="embed" xlink:actuate="onLoad" draw:mime-type="image/png"/></draw:frame></text:span><text:span text:style-name="T19"><text:tab/></text:span><text:a xlink:type="simple" xlink:href="mailto:russoz@gmail.com" text:style-name="Internet_20_link" text:visited-style-name="Visited_20_Internet_20_Link"><text:span text:style-name="T60">russoz</text:span><text:span text:style-name="T29">@</text:span><text:span text:style-name="T19">gmail.com</text:span></text:a></text:p>
            <text:p text:style-name="P29"><text:span text:style-name="T22"><draw:a xlink:type="simple" xlink:href="https://linkedin.com/in/alexeiz"><draw:frame draw:style-name="fr1" draw:name="HTTPS://LINKEDIN.COM/IN/ALEXEIZ" text:anchor-type="as-char" svg:width="0.4cm" svg:height="0.4cm" draw:z-index="3"><draw:image xlink:href="Pictures/1000000100000030000000302AC85C00.png" xlink:type="simple" xlink:show="embed" xlink:actuate="onLoad" draw:mime-type="image/png"/></draw:frame></draw:a></text:span><text:span text:style-name="T22"><text:tab/></text:span><text:a xlink:type="simple" xlink:href="https://linkedin.com/in/alexeiz" text:style-name="Internet_20_link" text:visited-style-name="Visited_20_Internet_20_Link"><text:span text:style-name="T24">linkedin.com/in/alexeiz</text:span></text:a><text:span text:style-name="T23"> </text:span></text:p>
            <text:p text:style-name="P9"><text:span text:style-name="T20"><draw:frame draw:style-name="fr1" draw:name="Image4" text:anchor-type="as-char" svg:width="0.4cm" svg:height="0.4cm" draw:z-index="4"><draw:image xlink:href="Pictures/1000000100000030000000306C78D3CA.png" xlink:type="simple" xlink:show="embed" xlink:actuate="onLoad" draw:mime-type="image/png"/></draw:frame></text:span><text:span text:style-name="T20"><text:tab/></text:span><text:a xlink:type="simple" xlink:href="https://github.com/russoz" text:style-name="Internet_20_link" text:visited-style-name="Visited_20_Internet_20_Link"><text:span text:style-name="T21">github.com/russoz</text:span></text:a></text:p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To leverage my expertise in automation, solution design, and IT operations to advance as a <text:span text:style-name="T57">Solution</text:span> Architect, focusing on delivering scalable and innovative solutions that bridge technology and business needs.</text:p>
          </table:table-cell>
        </table:table-row>
        <table:table-row table:style-name="Table1.2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14">Architectural Expertise: Solution assessment, CI/CD pipelines, process automation, incident self-remediation systems.</text:p>
            <text:p text:style-name="P14">Automation &amp; Development: Advanced Ansible, Python, Bash scripting, and testing frameworks.</text:p>
            <text:p text:style-name="P14">Containerisation &amp; Cloud: Intermediate Docker, Kubernetes, Terraform, and AWS.</text:p>
            <text:p text:style-name="P14">Process Optimisation: Agile methodologies, DevOps best practices, ITIL principles <text:span text:style-name="T58">and Business Process Management.</text:span></text:p>
            <text:p text:style-name="P14">Technical Leadership: Mentoring teams, technical course instruction, and community leadership.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0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8"/></text:p>
          </table:table-cell>
        </table:table-row>
        <table:table-row table:style-name="Table1.8">
          <table:table-cell table:style-name="Table1.A2" office:value-type="string">
            <text:p text:style-name="P22">timbre Digital</text:p>
            <text:p text:style-name="P27">Auckland, NEW ZEALAND</text:p>
            <text:p text:style-name="P23"><text:span text:style-name="T59">I</text:span>T Architect</text:p>
            <text:p text:style-name="P24">Automation Manager<text:line-break/>Delivery Services Engineer</text:p>
            <text:p text:style-name="P24"><text:span text:style-name="T32">2017</text:span><text:span text:style-name="T31"> – </text:span><text:span text:style-name="T33">2021</text:span></text:p>
          </table:table-cell>
          <table:table-cell table:style-name="Table1.B4" office:value-type="string">
            <text:p text:style-name="P17"><text:span text:style-name="T7">Solution Architect for a number of projects. F</text:span><text:span text:style-name="T10">ocus </text:span><text:span text:style-name="T7">in</text:span><text:span text:style-name="T10"> Automation, CI/CD </text:span><text:span text:style-name="T7">&amp; I</text:span><text:span text:style-name="T10">ntegration</text:span><text:span text:style-name="T7">s</text:span><text:span text:style-name="T10">. </text:span></text:p>
            <text:p text:style-name="P18"/>
            <text:p text:style-name="P19"><text:span text:style-name="T11">Created a</text:span><text:span text:style-name="T8">utomat</text:span><text:span text:style-name="T10">ed</text:span><text:span text:style-name="T8"> processes to support the growing business opportunities in the company, mostly using Ansible. </text:span><text:span text:style-name="T11">Designed and developed an event-driven self-remediation system to improve Incident Management</text:span><text:span text:style-name="T8">. </text:span><text:span text:style-name="T43">Advisory</text:span><text:span text:style-name="T8"> role in </text:span><text:span text:style-name="T9">process automation to </text:span><text:span text:style-name="T8">many different teams of the Infrastructure area.</text:span></text:p>
            <text:p text:style-name="P18"/>
            <text:p text:style-name="P20"><text:span text:style-name="T7">R</text:span>esponsible for continuously improving business and technical processes within the IT <text:span text:style-name="T7">Services Group</text:span> by <text:span text:style-name="T38">optimising</text:span> such processes and/or developing supporting systems. In 2020, we <text:span text:style-name="T7">have</text:span> <text:span text:style-name="T7">delivered</text:span> a system for automated reaction to events, to be used primarily for self-remediation of monitoring alerts. </text:p>
            <text:p text:style-name="P20"/>
            <text:p text:style-name="P20"><text:span text:style-name="T12">Pa</text:span><text:span text:style-name="T7">rt of </text:span><text:span text:style-name="T13">the Delivery Services team, r</text:span>esponsible for providing <text:span text:style-name="T55">and maintaining both </text:span>tools and processes for the build and deployment process at global scale. Mostly using Atlassian stack plus a number of in-house developed python applications.</text:p>
            <text:p text:style-name="P20"/>
            <text:p text:style-name="P20"/>
            <text:p text:style-name="P20">Designed and implemented automated solutions to scale operations.</text:p>
            <text:p text:style-name="P20">Architected event-driven self-remediation systems, enhancing incident management and reducing downtime.</text:p>
            <text:p text:style-name="P20">Led process improvements for the IT Services Group, integrating CI/CD pipelines and optimising delivery processes.</text:p>
            <text:p text:style-name="P20">Advised teams on automation strategies, ensuring alignment with business goals and technical standards.</text:p>
          </table:table-cell>
        </table:table-row>
        <table:table-row table:style-name="Table1.9">
          <table:table-cell table:style-name="Table1.A2" office:value-type="string">
            <text:p text:style-name="P22">Movile</text:p>
            <text:p text:style-name="P25"><text:span text:style-name="T5">BRAZIL/</text:span><text:span text:style-name="T6">ARGENTINA</text:span></text:p>
            <text:p text:style-name="P24">Reliability Manager</text:p>
            <text:p text:style-name="P24"><text:span text:style-name="T15">2012 – </text:span><text:span text:style-name="T16">201</text:span><text:span text:style-name="T17">6</text:span></text:p>
          </table:table-cell>
          <table:table-cell table:style-name="Table1.B4" office:value-type="string">
            <text:p text:style-name="CV_20_Table_20_Entry">Managed 24x7 operations <text:span text:style-name="T58">sustaining </text:span>150M transactions/day <text:span text:style-name="T58">business </text:span>with a focus on alarms remediation and SLA implementation.</text:p>
            <text:p text:style-name="CV_20_Table_20_Entry">Automated workflows to streamline operations and improve response times, scaling team throughput significantly.</text:p>
            <text:p text:style-name="CV_20_Table_20_Entry">Reinvented team processes using Kanban and agile methodologies, fostering a culture of continuous improvement.</text:p>
          </table:table-cell>
        </table:table-row>
        <table:table-row table:style-name="Table1.10">
          <table:table-cell table:style-name="Table1.A2" office:value-type="string">
            <text:p text:style-name="P22">IBM Brazil</text:p>
            <text:p text:style-name="P32"><text:span text:style-name="T5">BRAZIL</text:span></text:p>
            <text:p text:style-name="P24">Senior IT Specialist</text:p>
            <text:p text:style-name="P32">2005 – 2009; 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48">ranging from </text:span><text:span text:style-name="T56">business </text:span><text:span text:style-name="T48">processes’ </text:span><text:span text:style-name="T56">analysis, </text:span><text:span text:style-name="T48">deploy</text:span><text:span text:style-name="T56">ment</text:span><text:span text:style-name="T48">, configuring and troubleshooting</text:span>.</text:p>
            <text:p text:style-name="CV_20_Table_20_Entry">Led administration teams for J2EE application support, collaborating with global developers and content teams.</text:p>
          </table:table-cell>
        </table:table-row>
        <table:table-row table:style-name="Table1.11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2">
          <table:table-cell table:style-name="Table1.A12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3">
          <table:table-cell table:style-name="Table1.A12" office:value-type="string">
            <text:p text:style-name="P6">Ansible Collections</text:p>
            <text:p text:style-name="P6">Community General<text:line-break/>since <text:span text:style-name="T7">Oct</text:span>/2020</text:p>
          </table:table-cell>
          <table:table-cell table:style-name="Table1.B2" office:value-type="string">
            <text:p text:style-name="P30">Member of the Ansible Steering Committee since 2022</text:p>
            <text:p text:style-name="P21"><text:span text:style-name="T59">Contributor/</text:span>Maintainer <text:span text:style-name="T41">for the collection </text:span><text:a xlink:type="simple" xlink:href="https://github.com/ansible-collections/community.general" text:style-name="Internet_20_link" text:visited-style-name="Visited_20_Internet_20_Link"><text:span text:style-name="T49">community.general</text:span></text:a>, <text:span text:style-name="T41">m</text:span>aintainer of <text:span text:style-name="T55">18</text:span><text:span text:style-name="T46">+</text:span> modules <text:span text:style-name="T59">and </text:span>helper util<text:span text:style-name="T44">it</text:span><text:span text:style-name="T49">ies, </text:span><text:span text:style-name="T59">reducing </text:span>validation errors <text:span text:style-name="T49">in </text:span>from <text:span text:style-name="T41">1000+</text:span> to <text:span text:style-name="T42">less than 30</text:span>.</text:p>
          </table:table-cell>
        </table:table-row>
        <table:table-row table:style-name="Table1.14">
          <table:table-cell table:style-name="Table1.A12" office:value-type="string">
            <text:p text:style-name="CV_20_Table_20_Sub-Title">S<text:span text:style-name="T18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40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9">few</text:span> Perl modules, at <text:a xlink:type="simple" xlink:href="http://metacpan.org/author/RUSSOZ" text:style-name="Internet_20_link" text:visited-style-name="Visited_20_Internet_20_Link"><text:span text:style-name="T4">http://</text:span>metacpan.org/author/RUSSOZ</text:a></text:p>
          </table:table-cell>
        </table:table-row>
        <table:table-row table:style-name="Table1.15">
          <table:table-cell table:style-name="Table1.A12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7">Oct</text:span>/1998</text:p>
          </table:table-cell>
          <table:table-cell table:style-name="Table1.B2" office:value-type="string">
            <text:p text:style-name="CV_20_Table_20_Entry"><text:span text:style-name="T14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ext:soft-page-break/>
        <table:table-row table:style-name="Table1.16"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7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18">
          <table:table-cell table:style-name="Table1.A2" office:value-type="string">
            <text:p text:style-name="P12"/>
          </table:table-cell>
          <table:table-cell table:style-name="Table1.B4" office:value-type="string">
            <text:p text:style-name="P16">Oracle Cloud Infrastructure 202<text:span text:style-name="T51">4</text:span> <text:span text:style-name="T51">Architect </text:span>Associate, <text:span text:style-name="T52">July 5</text:span><text:span text:style-name="T54">th</text:span><text:span text:style-name="T52"> 2024</text:span></text:p>
            <text:p text:style-name="P15">Oracle Cloud Infrastructure 2023 Foundations Associate, <text:span text:style-name="T52">December 6</text:span><text:span text:style-name="T54">th</text:span><text:span text:style-name="T52"> 2023</text:span></text:p>
            <text:p text:style-name="CV_20_Table_20_Entry">IBM Certified System Administrator – WAS ND 6.0 on November 29<text:span text:style-name="T53">th</text:span> 2005 <text:s/></text:p>
            <text:p text:style-name="CV_20_Table_20_Entry">Sun Certified Web Component Dev<text:span text:style-name="T37">eloper</text:span> for J2EE 1.3 <text:span text:style-name="T35">on March 19</text:span><text:span text:style-name="T36">th</text:span><text:span text:style-name="T35"> 2004</text:span></text:p>
            <text:p text:style-name="CV_20_Table_20_Entry">Sun Certified Java Programmer for Java 1.4 <text:span text:style-name="T35">on July 31</text:span><text:span text:style-name="T36">st</text:span><text:span text:style-name="T35"> 2003</text:span></text:p>
            <text:p text:style-name="CV_20_Table_20_Entry">Linux Professional Institute Certification Level 2 <text:span text:style-name="T35">on June 30</text:span><text:span text:style-name="T36">th</text:span><text:span text:style-name="T35"> 2003 (LPI000022682, 97fgfk3m5a)</text:span></text:p>
            <text:p text:style-name="CV_20_Table_20_Entry">Linux Professional Institute Certification Level 1 <text:span text:style-name="T35">on October 23</text:span><text:span text:style-name="T36">rd</text:span><text:span text:style-name="T35"> 2002 (LPI000022682, 4mmh2lw3lg)</text:span></text:p>
          </table:table-cell>
        </table:table-row>
        <table:table-row table:style-name="Table1.19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1">
          <table:table-cell table:style-name="Table1.A2" office:value-type="string">
            <text:p text:style-name="CV_20_Table_20_Sub-Title">Graduated 2009</text:p>
          </table:table-cell>
          <table:table-cell table:style-name="Table1.B4" office:value-type="string">
            <text:p text:style-name="P31">Gestão de Negócios na Pequena e Média Empresa (Business <text:span text:style-name="T61">Mgmt</text:span> in Small and Medium Enterprises)</text:p>
            <text:p text:style-name="CV_20_Table_20_Entry">Universidade Anhembi-Morumbi, São Paulo, SP, <text:span text:style-name="T47">BRAZIL</text:span></text:p>
          </table:table-cell>
        </table:table-row>
        <table:table-row table:style-name="Table1.22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, São Paulo, SP, <text:span text:style-name="T47">BRAZIL</text:span></text:p>
          </table:table-cell>
        </table:table-row>
        <table:table-row table:style-name="Table1.23">
          <table:table-cell table:style-name="Table1.A23" office:value-type="string">
            <text:p text:style-name="CV_20_Table_20_Sub-Title">High School <text:span text:style-name="T61">Completed</text:span> 1992</text:p>
          </table:table-cell>
          <table:table-cell table:style-name="Table1.B23" office:value-type="string">
            <text:p text:style-name="CV_20_Table_20_Entry">Colégio Marista de Brasília, Brasília, DF, <text:span text:style-name="T47">BRAZIL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5">
          <table:table-cell table:style-name="Table1.A25" office:value-type="string">
            <text:p text:style-name="CV_20_Table_20_Title">Other Interests</text:p>
          </table:table-cell>
          <table:table-cell table:style-name="Table1.B25" office:value-type="string">
            <text:p text:style-name="CV_20_Table_20_Entry"><text:span text:style-name="T45">L</text:span>anguages, etymology, humans, consciousness, archery, teaching, sailing, history, geography, philosophy, music, automation, open source, robots, <text:span text:style-name="T34">sci-fi, WWII, </text:span><text:span text:style-name="T45">space travel, time travel</text:span><text:span text:style-name="T34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ato Medium" svg:font-family="'Lato Medium'" style:font-pitch="variable"/>
    <style:font-face style:name="Lato Medium1" svg:font-family="'Lato Mediu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4-12-08T15:24:53.672745907">8. Dec. 2024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4-12-08T15:24:53.363361241</dc:date>
    <meta:editing-cycles>154</meta:editing-cycles>
    <meta:editing-duration>P5DT18H44M9S</meta:editing-duration>
    <meta:generator>LibreOffice/24.2.7.2$Linux_X86_64 LibreOffice_project/420$Build-2</meta:generator>
    <dc:creator>Alexei Znamensky</dc:creator>
    <meta:document-statistic meta:table-count="2" meta:image-count="5" meta:object-count="0" meta:page-count="2" meta:paragraph-count="82" meta:word-count="648" meta:character-count="4996" meta:non-whitespace-character-count="4413"/>
    <meta:user-defined meta:name="Info 1"/>
    <meta:user-defined meta:name="Info 2"/>
    <meta:user-defined meta:name="Info 3"/>
    <meta:user-defined meta:name="Info 4"/>
  </office:meta>
</office:document-meta>
</file>